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10.85mm" style:rel-column-width="615*"/>
    </style:style>
    <style:style style:name="Tableau1.B" style:family="table-column">
      <style:table-column-properties style:column-width="95.96mm" style:rel-column-width="5440*"/>
    </style:style>
    <style:style style:name="Tableau1.C" style:family="table-column">
      <style:table-column-properties style:column-width="73.22mm" style:rel-column-width="4151*"/>
    </style:style>
    <style:style style:name="Tableau1.A1" style:family="table-cell">
      <style:table-cell-properties fo:padding="0.97mm" fo:border-left="0.5pt solid #000000" fo:border-right="none" fo:border-top="0.5pt solid #000000" fo:border-bottom="0.5pt solid #000000"/>
    </style:style>
    <style:style style:name="Tableau1.C1" style:family="table-cell">
      <style:table-cell-properties fo:padding="0.97mm" fo:border="0.5pt solid #000000"/>
    </style:style>
    <style:style style:name="Tableau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1.B2" style:family="table-cell">
      <style:table-cell-properties fo:padding="0.97mm" fo:border-left="0.5pt solid #000000" fo:border-right="none" fo:border-top="none" fo:border-bottom="0.5pt solid #000000"/>
    </style:style>
    <style:style style:name="Tableau1.C2" style:family="table-cell">
      <style:table-cell-properties fo:padding="0.97mm" fo:border-left="0.5pt solid #000000" fo:border-right="0.5pt solid #000000" fo:border-top="none" fo:border-bottom="0.5pt solid #000000"/>
    </style:style>
    <style:style style:name="Tableau1.B3" style:family="table-cell">
      <style:table-cell-properties fo:padding="0.97mm" fo:border-left="0.5pt solid #000000" fo:border-right="none" fo:border-top="none" fo:border-bottom="0.5pt solid #000000"/>
    </style:style>
    <style:style style:name="Tableau1.C3" style:family="table-cell">
      <style:table-cell-properties fo:padding="0.97mm" fo:border-left="0.5pt solid #000000" fo:border-right="0.5pt solid #000000" fo:border-top="none" fo:border-bottom="0.5pt solid #000000"/>
    </style:style>
    <style:style style:name="Tableau1.B4" style:family="table-cell">
      <style:table-cell-properties fo:padding="0.97mm" fo:border-left="0.5pt solid #000000" fo:border-right="none" fo:border-top="none" fo:border-bottom="0.5pt solid #000000"/>
    </style:style>
    <style:style style:name="Tableau1.C4" style:family="table-cell">
      <style:table-cell-properties fo:padding="0.97mm" fo:border-left="0.5pt solid #000000" fo:border-right="0.5pt solid #000000" fo:border-top="none" fo:border-bottom="0.5pt solid #000000"/>
    </style:style>
    <style:style style:name="Tableau1.B5" style:family="table-cell">
      <style:table-cell-properties fo:padding="0.97mm" fo:border-left="0.5pt solid #000000" fo:border-right="none" fo:border-top="none" fo:border-bottom="0.5pt solid #000000"/>
    </style:style>
    <style:style style:name="Tableau1.C5" style:family="table-cell">
      <style:table-cell-properties fo:padding="0.97mm" fo:border-left="0.5pt solid #000000" fo:border-right="0.5pt solid #000000" fo:border-top="none" fo:border-bottom="0.5pt solid #000000"/>
    </style:style>
    <style:style style:name="Tableau1.B6" style:family="table-cell">
      <style:table-cell-properties fo:padding="0.97mm" fo:border-left="0.5pt solid #000000" fo:border-right="none" fo:border-top="none" fo:border-bottom="0.5pt solid #000000"/>
    </style:style>
    <style:style style:name="Tableau1.C6" style:family="table-cell">
      <style:table-cell-properties fo:padding="0.97m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6.09mm"/>
    </style:style>
    <style:style style:name="Tableau1.B7" style:family="table-cell">
      <style:table-cell-properties fo:padding="0.97mm" fo:border-left="0.5pt solid #000000" fo:border-right="none" fo:border-top="none" fo:border-bottom="0.5pt solid #000000"/>
    </style:style>
    <style:style style:name="Tableau1.C7" style:family="table-cell">
      <style:table-cell-properties fo:padding="0.97mm" fo:border-left="0.5pt solid #000000" fo:border-right="0.5pt solid #000000" fo:border-top="none" fo:border-bottom="0.5pt solid #000000"/>
    </style:style>
    <style:style style:name="Tableau1.B8" style:family="table-cell">
      <style:table-cell-properties fo:padding="0.97mm" fo:border-left="0.5pt solid #000000" fo:border-right="none" fo:border-top="none" fo:border-bottom="0.5pt solid #000000"/>
    </style:style>
    <style:style style:name="Tableau1.C8" style:family="table-cell">
      <style:table-cell-properties fo:padding="0.97mm" fo:border-left="0.5pt solid #000000" fo:border-right="0.5pt solid #000000" fo:border-top="none" fo:border-bottom="0.5pt solid #000000"/>
    </style:style>
    <style:style style:name="Tableau1.B9" style:family="table-cell">
      <style:table-cell-properties fo:padding="0.97mm" fo:border-left="0.5pt solid #000000" fo:border-right="none" fo:border-top="none" fo:border-bottom="0.5pt solid #000000"/>
    </style:style>
    <style:style style:name="Tableau1.C9" style:family="table-cell">
      <style:table-cell-properties fo:padding="0.97mm" fo:border-left="0.5pt solid #000000" fo:border-right="0.5pt solid #000000" fo:border-top="none" fo:border-bottom="0.5pt solid #000000"/>
    </style:style>
    <style:style style:name="Tableau1.B10" style:family="table-cell">
      <style:table-cell-properties fo:padding="0.97mm" fo:border-left="0.5pt solid #000000" fo:border-right="none" fo:border-top="none" fo:border-bottom="0.5pt solid #000000"/>
    </style:style>
    <style:style style:name="Tableau1.C10" style:family="table-cell">
      <style:table-cell-properties fo:padding="0.97mm" fo:border-left="0.5pt solid #000000" fo:border-right="0.5pt solid #000000" fo:border-top="none" fo:border-bottom="0.5pt solid #000000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11.01mm" style:rel-column-width="624*"/>
    </style:style>
    <style:style style:name="Tableau2.B" style:family="table-column">
      <style:table-column-properties style:column-width="91.65mm" style:rel-column-width="5196*"/>
    </style:style>
    <style:style style:name="Tableau2.C" style:family="table-column">
      <style:table-column-properties style:column-width="77.36mm" style:rel-column-width="4386*"/>
    </style:style>
    <style:style style:name="Tableau2.A1" style:family="table-cell">
      <style:table-cell-properties fo:padding="0.97mm" fo:border-left="0.5pt solid #000000" fo:border-right="none" fo:border-top="0.5pt solid #000000" fo:border-bottom="0.5pt solid #000000"/>
    </style:style>
    <style:style style:name="Tableau2.C1" style:family="table-cell">
      <style:table-cell-properties fo:padding="0.97mm" fo:border="0.5pt solid #000000"/>
    </style:style>
    <style:style style:name="Tableau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2.B2" style:family="table-cell">
      <style:table-cell-properties fo:padding="0.97mm" fo:border-left="0.5pt solid #000000" fo:border-right="none" fo:border-top="none" fo:border-bottom="0.5pt solid #000000"/>
    </style:style>
    <style:style style:name="Tableau2.C2" style:family="table-cell">
      <style:table-cell-properties fo:padding="0.97mm" fo:border-left="0.5pt solid #000000" fo:border-right="0.5pt solid #000000" fo:border-top="none" fo:border-bottom="0.5pt solid #000000"/>
    </style:style>
    <style:style style:name="Tableau2.B3" style:family="table-cell">
      <style:table-cell-properties fo:padding="0.97mm" fo:border-left="0.5pt solid #000000" fo:border-right="none" fo:border-top="none" fo:border-bottom="0.5pt solid #000000"/>
    </style:style>
    <style:style style:name="Tableau2.C3" style:family="table-cell">
      <style:table-cell-properties fo:padding="0.97mm" fo:border-left="0.5pt solid #000000" fo:border-right="0.5pt solid #000000" fo:border-top="none" fo:border-bottom="0.5pt solid #000000"/>
    </style:style>
    <style:style style:name="Tableau2.B4" style:family="table-cell">
      <style:table-cell-properties fo:padding="0.97mm" fo:border-left="0.5pt solid #000000" fo:border-right="none" fo:border-top="none" fo:border-bottom="0.5pt solid #000000"/>
    </style:style>
    <style:style style:name="Tableau2.C4" style:family="table-cell">
      <style:table-cell-properties fo:padding="0.97mm" fo:border-left="0.5pt solid #000000" fo:border-right="0.5pt solid #000000" fo:border-top="none" fo:border-bottom="0.5pt solid #000000"/>
    </style:style>
    <style:style style:name="Tableau2.B5" style:family="table-cell">
      <style:table-cell-properties fo:padding="0.97mm" fo:border-left="0.5pt solid #000000" fo:border-right="none" fo:border-top="none" fo:border-bottom="0.5pt solid #000000"/>
    </style:style>
    <style:style style:name="Tableau2.C5" style:family="table-cell">
      <style:table-cell-properties fo:padding="0.97mm" fo:border-left="0.5pt solid #000000" fo:border-right="0.5pt solid #000000" fo:border-top="none" fo:border-bottom="0.5pt solid #000000"/>
    </style:style>
    <style:style style:name="Tableau2.B6" style:family="table-cell">
      <style:table-cell-properties fo:padding="0.97mm" fo:border-left="0.5pt solid #000000" fo:border-right="none" fo:border-top="none" fo:border-bottom="0.5pt solid #000000"/>
    </style:style>
    <style:style style:name="Tableau2.C6" style:family="table-cell">
      <style:table-cell-properties fo:padding="0.97mm" fo:border-left="0.5pt solid #000000" fo:border-right="0.5pt solid #000000" fo:border-top="none" fo:border-bottom="0.5pt solid #000000"/>
    </style:style>
    <style:style style:name="Tableau2.B7" style:family="table-cell">
      <style:table-cell-properties fo:padding="0.97mm" fo:border-left="0.5pt solid #000000" fo:border-right="none" fo:border-top="none" fo:border-bottom="0.5pt solid #000000"/>
    </style:style>
    <style:style style:name="Tableau2.C7" style:family="table-cell">
      <style:table-cell-properties fo:padding="0.97mm" fo:border-left="0.5pt solid #000000" fo:border-right="0.5pt solid #000000" fo:border-top="none" fo:border-bottom="0.5pt solid #000000"/>
    </style:style>
    <style:style style:name="Tableau2.B8" style:family="table-cell">
      <style:table-cell-properties fo:padding="0.97mm" fo:border-left="0.5pt solid #000000" fo:border-right="none" fo:border-top="none" fo:border-bottom="0.5pt solid #000000"/>
    </style:style>
    <style:style style:name="Tableau2.C8" style:family="table-cell">
      <style:table-cell-properties fo:padding="0.97mm" fo:border-left="0.5pt solid #000000" fo:border-right="0.5pt solid #000000" fo:border-top="none" fo:border-bottom="0.5pt solid #000000"/>
    </style:style>
    <style:style style:name="Tableau2.B9" style:family="table-cell">
      <style:table-cell-properties fo:padding="0.97mm" fo:border-left="0.5pt solid #000000" fo:border-right="none" fo:border-top="none" fo:border-bottom="0.5pt solid #000000"/>
    </style:style>
    <style:style style:name="Tableau2.C9" style:family="table-cell">
      <style:table-cell-properties fo:padding="0.97mm" fo:border-left="0.5pt solid #000000" fo:border-right="0.5pt solid #000000" fo:border-top="none" fo:border-bottom="0.5pt solid #000000"/>
    </style:style>
    <style:style style:name="Tableau2.B10" style:family="table-cell">
      <style:table-cell-properties fo:padding="0.97mm" fo:border-left="0.5pt solid #000000" fo:border-right="none" fo:border-top="none" fo:border-bottom="0.5pt solid #000000"/>
    </style:style>
    <style:style style:name="Tableau2.C10" style:family="table-cell">
      <style:table-cell-properties fo:padding="0.97mm" fo:border-left="0.5pt solid #000000" fo:border-right="0.5pt solid #000000" fo:border-top="none" fo:border-bottom="0.5pt solid #000000"/>
    </style:style>
    <style:style style:name="Tableau2.B11" style:family="table-cell">
      <style:table-cell-properties fo:padding="0.97mm" fo:border-left="0.5pt solid #000000" fo:border-right="none" fo:border-top="none" fo:border-bottom="0.5pt solid #000000"/>
    </style:style>
    <style:style style:name="Tableau2.C11" style:family="table-cell">
      <style:table-cell-properties fo:padding="0.97mm" fo:border-left="0.5pt solid #000000" fo:border-right="0.5pt solid #000000" fo:border-top="none" fo:border-bottom="0.5pt solid #000000"/>
    </style:style>
    <style:style style:name="Tableau3" style:family="table">
      <style:table-properties style:width="180.02mm" table:align="margins"/>
    </style:style>
    <style:style style:name="Tableau3.A" style:family="table-column">
      <style:table-column-properties style:column-width="10.85mm" style:rel-column-width="615*"/>
    </style:style>
    <style:style style:name="Tableau3.B" style:family="table-column">
      <style:table-column-properties style:column-width="95.96mm" style:rel-column-width="5440*"/>
    </style:style>
    <style:style style:name="Tableau3.C" style:family="table-column">
      <style:table-column-properties style:column-width="73.22mm" style:rel-column-width="4151*"/>
    </style:style>
    <style:style style:name="Tableau3.A1" style:family="table-cell">
      <style:table-cell-properties fo:padding="0.97mm" fo:border-left="0.5pt solid #000000" fo:border-right="none" fo:border-top="0.5pt solid #000000" fo:border-bottom="0.5pt solid #000000"/>
    </style:style>
    <style:style style:name="Tableau3.C1" style:family="table-cell">
      <style:table-cell-properties fo:padding="0.97mm" fo:border="0.5pt solid #000000"/>
    </style:style>
    <style:style style:name="Tableau3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3.C2" style:family="table-cell">
      <style:table-cell-properties fo:padding="0.97mm" fo:border-left="0.5pt solid #000000" fo:border-right="0.5pt solid #000000" fo:border-top="none" fo:border-bottom="0.5pt solid #000000"/>
    </style:style>
    <style:style style:name="Tableau3.C3" style:family="table-cell">
      <style:table-cell-properties fo:padding="0.97mm" fo:border-left="0.5pt solid #000000" fo:border-right="0.5pt solid #000000" fo:border-top="none" fo:border-bottom="0.5pt solid #000000"/>
    </style:style>
    <style:style style:name="Tableau3.C4" style:family="table-cell">
      <style:table-cell-properties fo:padding="0.97mm" fo:border-left="0.5pt solid #000000" fo:border-right="0.5pt solid #000000" fo:border-top="none" fo:border-bottom="0.5pt solid #000000"/>
    </style:style>
    <style:style style:name="Tableau3.C5" style:family="table-cell">
      <style:table-cell-properties fo:padding="0.97mm" fo:border-left="0.5pt solid #000000" fo:border-right="0.5pt solid #000000" fo:border-top="none" fo:border-bottom="0.5pt solid #000000"/>
    </style:style>
    <style:style style:name="Tableau3.C6" style:family="table-cell">
      <style:table-cell-properties fo:padding="0.97mm" fo:border-left="0.5pt solid #000000" fo:border-right="0.5pt solid #000000" fo:border-top="none" fo:border-bottom="0.5pt solid #000000"/>
    </style:style>
    <style:style style:name="Tableau3.7" style:family="table-row">
      <style:table-row-properties style:min-row-height="6.09mm"/>
    </style:style>
    <style:style style:name="Tableau3.B7" style:family="table-cell">
      <style:table-cell-properties fo:padding="0.97mm" fo:border-left="0.5pt solid #000000" fo:border-right="none" fo:border-top="none" fo:border-bottom="0.5pt solid #000000"/>
    </style:style>
    <style:style style:name="Tableau3.C7" style:family="table-cell">
      <style:table-cell-properties fo:padding="0.97mm" fo:border-left="0.5pt solid #000000" fo:border-right="0.5pt solid #000000" fo:border-top="none" fo:border-bottom="0.5pt solid #000000"/>
    </style:style>
    <style:style style:name="Tableau3.C8" style:family="table-cell">
      <style:table-cell-properties fo:padding="0.97mm" fo:border-left="0.5pt solid #000000" fo:border-right="0.5pt solid #000000" fo:border-top="none" fo:border-bottom="0.5pt solid #000000"/>
    </style:style>
    <style:style style:name="Tableau3.C9" style:family="table-cell">
      <style:table-cell-properties fo:padding="0.97mm" fo:border-left="0.5pt solid #000000" fo:border-right="0.5pt solid #000000" fo:border-top="none" fo:border-bottom="0.5pt solid #000000"/>
    </style:style>
    <style:style style:name="Tableau3.B10" style:family="table-cell">
      <style:table-cell-properties fo:padding="0.97mm" fo:border-left="0.5pt solid #000000" fo:border-right="none" fo:border-top="none" fo:border-bottom="0.5pt solid #000000"/>
    </style:style>
    <style:style style:name="Tableau3.C10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1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2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3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4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5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6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7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8" style:family="table-cell">
      <style:table-cell-properties fo:padding="0.97mm" fo:border-left="0.5pt solid #000000" fo:border-right="0.5pt solid #000000" fo:border-top="none" fo:border-bottom="0.5pt solid #000000"/>
    </style:style>
    <style:style style:name="Tableau3.C19" style:family="table-cell">
      <style:table-cell-properties fo:padding="0.97mm" fo:border-left="0.5pt solid #000000" fo:border-right="0.5pt solid #000000" fo:border-top="none" fo:border-bottom="0.5pt solid #000000"/>
    </style:style>
    <style:style style:name="Tableau3.C20" style:family="table-cell">
      <style:table-cell-properties fo:padding="0.97mm" fo:border-left="0.5pt solid #000000" fo:border-right="0.5pt solid #000000" fo:border-top="none" fo:border-bottom="0.5pt solid #000000"/>
    </style:style>
    <style:style style:name="Tableau4" style:family="table">
      <style:table-properties style:width="180.02mm" table:align="margins"/>
    </style:style>
    <style:style style:name="Tableau4.A" style:family="table-column">
      <style:table-column-properties style:column-width="10.85mm" style:rel-column-width="615*"/>
    </style:style>
    <style:style style:name="Tableau4.B" style:family="table-column">
      <style:table-column-properties style:column-width="95.96mm" style:rel-column-width="5440*"/>
    </style:style>
    <style:style style:name="Tableau4.C" style:family="table-column">
      <style:table-column-properties style:column-width="73.22mm" style:rel-column-width="4151*"/>
    </style:style>
    <style:style style:name="Tableau4.A1" style:family="table-cell">
      <style:table-cell-properties fo:padding="0.97mm" fo:border-left="0.5pt solid #000000" fo:border-right="none" fo:border-top="0.5pt solid #000000" fo:border-bottom="0.5pt solid #000000"/>
    </style:style>
    <style:style style:name="Tableau4.C1" style:family="table-cell">
      <style:table-cell-properties fo:padding="0.97mm" fo:border="0.5pt solid #000000"/>
    </style:style>
    <style:style style:name="Tableau4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4.C2" style:family="table-cell">
      <style:table-cell-properties fo:padding="0.97mm" fo:border-left="0.5pt solid #000000" fo:border-right="0.5pt solid #000000" fo:border-top="none" fo:border-bottom="0.5pt solid #000000"/>
    </style:style>
    <style:style style:name="Tableau4.C3" style:family="table-cell">
      <style:table-cell-properties fo:padding="0.97mm" fo:border-left="0.5pt solid #000000" fo:border-right="0.5pt solid #000000" fo:border-top="none" fo:border-bottom="0.5pt solid #000000"/>
    </style:style>
    <style:style style:name="Tableau4.C4" style:family="table-cell">
      <style:table-cell-properties fo:padding="0.97mm" fo:border-left="0.5pt solid #000000" fo:border-right="0.5pt solid #000000" fo:border-top="none" fo:border-bottom="0.5pt solid #000000"/>
    </style:style>
    <style:style style:name="Tableau4.C5" style:family="table-cell">
      <style:table-cell-properties fo:padding="0.97mm" fo:border-left="0.5pt solid #000000" fo:border-right="0.5pt solid #000000" fo:border-top="none" fo:border-bottom="0.5pt solid #000000"/>
    </style:style>
    <style:style style:name="Tableau4.C6" style:family="table-cell">
      <style:table-cell-properties fo:padding="0.97mm" fo:border-left="0.5pt solid #000000" fo:border-right="0.5pt solid #000000" fo:border-top="none" fo:border-bottom="0.5pt solid #000000"/>
    </style:style>
    <style:style style:name="Tableau4.7" style:family="table-row">
      <style:table-row-properties style:min-row-height="6.09mm"/>
    </style:style>
    <style:style style:name="Tableau4.B7" style:family="table-cell">
      <style:table-cell-properties fo:padding="0.97mm" fo:border-left="0.5pt solid #000000" fo:border-right="none" fo:border-top="none" fo:border-bottom="0.5pt solid #000000"/>
    </style:style>
    <style:style style:name="Tableau4.C7" style:family="table-cell">
      <style:table-cell-properties fo:padding="0.97mm" fo:border-left="0.5pt solid #000000" fo:border-right="0.5pt solid #000000" fo:border-top="none" fo:border-bottom="0.5pt solid #000000"/>
    </style:style>
    <style:style style:name="Tableau4.C8" style:family="table-cell">
      <style:table-cell-properties fo:padding="0.97mm" fo:border-left="0.5pt solid #000000" fo:border-right="0.5pt solid #000000" fo:border-top="none" fo:border-bottom="0.5pt solid #000000"/>
    </style:style>
    <style:style style:name="Tableau4.C9" style:family="table-cell">
      <style:table-cell-properties fo:padding="0.97mm" fo:border-left="0.5pt solid #000000" fo:border-right="0.5pt solid #000000" fo:border-top="none" fo:border-bottom="0.5pt solid #000000"/>
    </style:style>
    <style:style style:name="Tableau4.B10" style:family="table-cell">
      <style:table-cell-properties fo:padding="0.97mm" fo:border-left="0.5pt solid #000000" fo:border-right="none" fo:border-top="none" fo:border-bottom="0.5pt solid #000000"/>
    </style:style>
    <style:style style:name="Tableau4.C10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1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2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3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4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5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6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7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8" style:family="table-cell">
      <style:table-cell-properties fo:padding="0.97mm" fo:border-left="0.5pt solid #000000" fo:border-right="0.5pt solid #000000" fo:border-top="none" fo:border-bottom="0.5pt solid #000000"/>
    </style:style>
    <style:style style:name="Tableau4.C19" style:family="table-cell">
      <style:table-cell-properties fo:padding="0.97mm" fo:border-left="0.5pt solid #000000" fo:border-right="0.5pt solid #000000" fo:border-top="none" fo:border-bottom="0.5pt solid #000000"/>
    </style:style>
    <style:style style:name="Tableau4.C20" style:family="table-cell">
      <style:table-cell-properties fo:padding="0.97mm" fo:border-left="0.5pt solid #000000" fo:border-right="0.5pt solid #000000" fo:border-top="none" fo:border-bottom="0.5pt solid #000000"/>
    </style:style>
    <style:style style:name="Tableau4.C21" style:family="table-cell">
      <style:table-cell-properties fo:padding="0.97mm" fo:border-left="0.5pt solid #000000" fo:border-right="0.5pt solid #000000" fo:border-top="none" fo:border-bottom="0.5pt solid #000000"/>
    </style:style>
    <style:style style:name="Tableau5" style:family="table">
      <style:table-properties style:width="180.02mm" table:align="margins"/>
    </style:style>
    <style:style style:name="Tableau5.A" style:family="table-column">
      <style:table-column-properties style:column-width="10.85mm" style:rel-column-width="615*"/>
    </style:style>
    <style:style style:name="Tableau5.B" style:family="table-column">
      <style:table-column-properties style:column-width="95.96mm" style:rel-column-width="5440*"/>
    </style:style>
    <style:style style:name="Tableau5.C" style:family="table-column">
      <style:table-column-properties style:column-width="73.22mm" style:rel-column-width="4151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.97mm" fo:border-left="0.5pt solid #000000" fo:border-right="none" fo:border-top="0.5pt solid #000000" fo:border-bottom="0.5pt solid #000000"/>
    </style:style>
    <style:style style:name="Tableau5.C1" style:family="table-cell">
      <style:table-cell-properties fo:padding="0.97mm" fo:border="0.5pt solid #000000"/>
    </style:style>
    <style:style style:name="Tableau5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5.C2" style:family="table-cell">
      <style:table-cell-properties fo:padding="0.97mm" fo:border-left="0.5pt solid #000000" fo:border-right="0.5pt solid #000000" fo:border-top="none" fo:border-bottom="0.5pt solid #000000"/>
    </style:style>
    <style:style style:name="Tableau5.C3" style:family="table-cell">
      <style:table-cell-properties fo:padding="0.97mm" fo:border-left="0.5pt solid #000000" fo:border-right="0.5pt solid #000000" fo:border-top="none" fo:border-bottom="0.5pt solid #000000"/>
    </style:style>
    <style:style style:name="Tableau5.C4" style:family="table-cell">
      <style:table-cell-properties fo:padding="0.97mm" fo:border-left="0.5pt solid #000000" fo:border-right="0.5pt solid #000000" fo:border-top="none" fo:border-bottom="0.5pt solid #000000"/>
    </style:style>
    <style:style style:name="Tableau5.C5" style:family="table-cell">
      <style:table-cell-properties fo:padding="0.97mm" fo:border-left="0.5pt solid #000000" fo:border-right="0.5pt solid #000000" fo:border-top="none" fo:border-bottom="0.5pt solid #000000"/>
    </style:style>
    <style:style style:name="Tableau5.C6" style:family="table-cell">
      <style:table-cell-properties fo:padding="0.97mm" fo:border-left="0.5pt solid #000000" fo:border-right="0.5pt solid #000000" fo:border-top="none" fo:border-bottom="0.5pt solid #000000"/>
    </style:style>
    <style:style style:name="Tableau5.7" style:family="table-row">
      <style:table-row-properties style:min-row-height="6.09mm" fo:keep-together="always"/>
    </style:style>
    <style:style style:name="Tableau5.B7" style:family="table-cell">
      <style:table-cell-properties fo:padding="0.97mm" fo:border-left="0.5pt solid #000000" fo:border-right="none" fo:border-top="none" fo:border-bottom="0.5pt solid #000000"/>
    </style:style>
    <style:style style:name="Tableau5.C7" style:family="table-cell">
      <style:table-cell-properties fo:padding="0.97mm" fo:border-left="0.5pt solid #000000" fo:border-right="0.5pt solid #000000" fo:border-top="none" fo:border-bottom="0.5pt solid #000000"/>
    </style:style>
    <style:style style:name="Tableau5.C8" style:family="table-cell">
      <style:table-cell-properties fo:padding="0.97mm" fo:border-left="0.5pt solid #000000" fo:border-right="0.5pt solid #000000" fo:border-top="none" fo:border-bottom="0.5pt solid #000000"/>
    </style:style>
    <style:style style:name="Tableau5.C9" style:family="table-cell">
      <style:table-cell-properties fo:padding="0.97mm" fo:border-left="0.5pt solid #000000" fo:border-right="0.5pt solid #000000" fo:border-top="none" fo:border-bottom="0.5pt solid #000000"/>
    </style:style>
    <style:style style:name="Tableau5.B10" style:family="table-cell">
      <style:table-cell-properties fo:padding="0.97mm" fo:border-left="0.5pt solid #000000" fo:border-right="none" fo:border-top="none" fo:border-bottom="0.5pt solid #000000"/>
    </style:style>
    <style:style style:name="Tableau5.C10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1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2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3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4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5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6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7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8" style:family="table-cell">
      <style:table-cell-properties fo:padding="0.97mm" fo:border-left="0.5pt solid #000000" fo:border-right="0.5pt solid #000000" fo:border-top="none" fo:border-bottom="0.5pt solid #000000"/>
    </style:style>
    <style:style style:name="Tableau5.C19" style:family="table-cell">
      <style:table-cell-properties fo:padding="0.97mm" fo:border-left="0.5pt solid #000000" fo:border-right="0.5pt solid #000000" fo:border-top="none" fo:border-bottom="0.5pt solid #000000"/>
    </style:style>
    <style:style style:name="Tableau5.C20" style:family="table-cell">
      <style:table-cell-properties fo:padding="0.97mm" fo:border-left="0.5pt solid #000000" fo:border-right="0.5pt solid #000000" fo:border-top="none" fo:border-bottom="0.5pt solid #000000"/>
    </style:style>
    <style:style style:name="Tableau5.C21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13b7af" officeooo:paragraph-rsid="0013b7a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b7af" officeooo:paragraph-rsid="0013b7a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09be" officeooo:paragraph-rsid="001909be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weight="normal" officeooo:rsid="0018d88b" officeooo:paragraph-rsid="0018d88b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13b7af" officeooo:paragraph-rsid="0013b7af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3b7af" style:font-weight-asian="normal" style:font-weight-complex="normal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13b7af" officeooo:paragraph-rsid="0018d88b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3b7af" officeooo:paragraph-rsid="0018d88b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weight="normal" officeooo:rsid="001909be" officeooo:paragraph-rsid="001909be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3b7af" officeooo:paragraph-rsid="0018d88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8d88b" style:font-weight-asian="normal" style:font-weight-complex="normal"/>
    </style:style>
    <style:style style:name="P15" style:family="paragraph" style:parent-style-name="Text_20_body">
      <style:text-properties officeooo:rsid="0013b7af" officeooo:paragraph-rsid="0019d6f3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b7af" officeooo:paragraph-rsid="0019d6f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09be" officeooo:paragraph-rsid="0019d6f3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weight="normal" officeooo:rsid="0018d88b" officeooo:paragraph-rsid="0019d6f3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3b7af" officeooo:paragraph-rsid="0019d6f3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9d6f3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d6f3" officeooo:paragraph-rsid="0019d6f3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weight="normal" officeooo:rsid="0019d6f3" officeooo:paragraph-rsid="0019d6f3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weight="normal" officeooo:rsid="0019d6f3" officeooo:paragraph-rsid="001a42fd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a42fd" officeooo:paragraph-rsid="001a42fd" style:font-size-asian="14pt" style:font-weight-asian="normal" style:font-size-complex="14pt" style:font-weight-complex="normal"/>
    </style:style>
    <style:style style:name="P25" style:family="paragraph" style:parent-style-name="Text_20_body">
      <style:text-properties officeooo:rsid="0013b7af" officeooo:paragraph-rsid="001a42f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3b7af" officeooo:paragraph-rsid="001a42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09be" officeooo:paragraph-rsid="001a42fd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urier New" fo:font-weight="normal" officeooo:rsid="0018d88b" officeooo:paragraph-rsid="001a42fd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13b7af" officeooo:paragraph-rsid="001a42fd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a42fd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weight="normal" officeooo:rsid="001a42fd" officeooo:paragraph-rsid="001a42fd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d6f3" officeooo:paragraph-rsid="001a42fd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 style:writing-mode="lr-tb"/>
      <style:text-properties style:font-name="Courier New" fo:font-weight="normal" officeooo:rsid="0019d6f3" officeooo:paragraph-rsid="001a42fd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weight="normal" officeooo:rsid="001a9558" officeooo:paragraph-rsid="001a9558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a9558" officeooo:paragraph-rsid="001a9558" style:font-size-asian="14pt" style:font-weight-asian="normal" style:font-size-complex="14pt" style:font-weight-complex="normal"/>
    </style:style>
    <style:style style:name="P36" style:family="paragraph" style:parent-style-name="Heading_20_2" style:list-style-name="">
      <style:paragraph-properties fo:hyphenation-ladder-count="no-limit" fo:hyphenation-keep="auto" loext:hyphenation-keep-type="column"/>
      <style:text-properties officeooo:rsid="001d8330" officeooo:paragraph-rsid="001d8330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Text_20_body">
      <style:text-properties officeooo:rsid="0013b7af" officeooo:paragraph-rsid="001d8330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3b7af" officeooo:paragraph-rsid="001d833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09be" officeooo:paragraph-rsid="001d8330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weight="normal" officeooo:rsid="0018d88b" officeooo:paragraph-rsid="001d8330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13b7af" officeooo:paragraph-rsid="001d8330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weight="normal" officeooo:rsid="001d8330" officeooo:paragraph-rsid="001d8330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d8330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9d6f3" officeooo:paragraph-rsid="001d8330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weight="normal" officeooo:rsid="001a42fd" officeooo:paragraph-rsid="001d8330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weight="normal" officeooo:rsid="001e642d" officeooo:paragraph-rsid="001e642d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 style:writing-mode="lr-tb"/>
      <style:text-properties style:font-name="Courier New" fo:font-weight="normal" officeooo:rsid="001e642d" officeooo:paragraph-rsid="001e642d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a42fd" officeooo:paragraph-rsid="001d8330" style:font-size-asian="14pt" style:font-weight-asian="normal" style:font-size-complex="14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Book Antiqua" fo:font-size="14pt" fo:font-weight="normal" officeooo:rsid="001a9558" officeooo:paragraph-rsid="001d8330" style:font-size-asian="14pt" style:font-weight-asian="normal" style:font-size-complex="14pt" style:font-weight-complex="normal"/>
    </style:style>
    <style:style style:name="T1" style:family="text">
      <style:text-properties officeooo:rsid="001b868b"/>
    </style:style>
    <style:style style:name="T2" style:family="text">
      <style:text-properties officeooo:rsid="0013b7af"/>
    </style:style>
    <style:style style:name="T3" style:family="text">
      <style:text-properties officeooo:rsid="000ef9b1"/>
    </style:style>
    <style:style style:name="T4" style:family="text">
      <style:text-properties officeooo:rsid="0018d88b"/>
    </style:style>
    <style:style style:name="T5" style:family="text">
      <style:text-properties officeooo:rsid="001a42fd"/>
    </style:style>
    <style:style style:name="T6" style:family="text">
      <style:text-properties officeooo:rsid="001d83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Structures <text:span text:style-name="T1">simples et Structures</text:span> <text:span text:style-name="T2">de données</text:span></text:h>
      <text:h text:style-name="P2" text:outline-level="2">Exercice <text:span text:style-name="T3">1 – </text:span><text:span text:style-name="T4">Sortie</text:span></text:h>
      <text:p text:style-name="P3">Évaluer les expressions suivante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xpression</text:p>
          </table:table-cell>
          <table:table-cell table:style-name="Tableau1.C1" office:value-type="string">
            <text:p text:style-name="P4"><text:span text:style-name="T4">Affichage</text:span> 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B2" office:value-type="string">
            <text:p text:style-name="P6"># Variable x non déclarée</text:p>
            <text:p text:style-name="P6">print("x")</text:p>
            <text:p text:style-name="P6">print(x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8">a = "5"</text:p>
            <text:p text:style-name="P8">b = "6"</text:p>
            <text:p text:style-name="P8">print(a, "+", b, "=", a+b)</text:p>
          </table:table-cell>
          <table:table-cell table:style-name="Tableau1.C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B2" office:value-type="string">
            <text:p text:style-name="P8">msg = "Bonjour"</text:p>
            <text:p text:style-name="P8">print("msg")</text:p>
          </table:table-cell>
          <table:table-cell table:style-name="Tableau1.C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4</text:p>
          </table:table-cell>
          <table:table-cell table:style-name="Tableau1.B2" office:value-type="string">
            <text:p text:style-name="P8">a = "8"</text:p>
            <text:p text:style-name="P8">b = 4</text:p>
            <text:p text:style-name="P8">print(a, "*", b, "=", a*b)</text:p>
          </table:table-cell>
          <table:table-cell table:style-name="Tableau1.C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8">a = 3</text:p>
            <text:p text:style-name="P8">b = "5"</text:p>
            <text:p text:style-name="P8">print(a &lt; b)</text:p>
          </table:table-cell>
          <table:table-cell table:style-name="Tableau1.C6" office:value-type="string">
            <text:p text:style-name="P7"/>
          </table:table-cell>
        </table:table-row>
        <table:table-row table:style-name="Tableau1.7">
          <table:table-cell table:style-name="Tableau1.A2" office:value-type="string">
            <text:p text:style-name="P5">6</text:p>
          </table:table-cell>
          <table:table-cell table:style-name="Tableau1.B2" office:value-type="string">
            <text:p text:style-name="P8">a = "8"</text:p>
            <text:p text:style-name="P8">b = "4"</text:p>
            <text:p text:style-name="P8">print(a, "*", b, "=", a*b)</text:p>
          </table:table-cell>
          <table:table-cell table:style-name="Tableau1.C7" office:value-type="string">
            <text:p text:style-name="P7"/>
          </table:table-cell>
        </table:table-row>
        <table:table-row table:style-name="Tableau1.7">
          <table:table-cell table:style-name="Tableau1.A2" office:value-type="string">
            <text:p text:style-name="P5">7</text:p>
          </table:table-cell>
          <table:table-cell table:style-name="Tableau1.B2" office:value-type="string">
            <text:p text:style-name="P8">a = "3200"</text:p>
            <text:p text:style-name="P8">b = "35"</text:p>
            <text:p text:style-name="P8">print(a &lt; b)</text:p>
          </table:table-cell>
          <table:table-cell table:style-name="Tableau1.C8" office:value-type="string">
            <text:p text:style-name="P7"/>
          </table:table-cell>
        </table:table-row>
        <table:table-row table:style-name="Tableau1.7">
          <table:table-cell table:style-name="Tableau1.A2" office:value-type="string">
            <text:p text:style-name="P5">8</text:p>
          </table:table-cell>
          <table:table-cell table:style-name="Tableau1.B2" office:value-type="string">
            <text:p text:style-name="P8">a = 3</text:p>
            <text:p text:style-name="P8">b = 5</text:p>
            <text:p text:style-name="P8">print(a &lt; b)</text:p>
          </table:table-cell>
          <table:table-cell table:style-name="Tableau1.C9" office:value-type="string">
            <text:p text:style-name="P7"/>
          </table:table-cell>
        </table:table-row>
        <table:table-row table:style-name="Tableau1.7">
          <table:table-cell table:style-name="Tableau1.A2" office:value-type="string">
            <text:p text:style-name="P5">9</text:p>
          </table:table-cell>
          <table:table-cell table:style-name="Tableau1.B10" office:value-type="string">
            <text:p text:style-name="P8">a = 3</text:p>
            <text:p text:style-name="P8">b = 5</text:p>
            <text:p text:style-name="P8">c = a + b</text:p>
            <text:p text:style-name="P8">d = a - b</text:p>
            <text:p text:style-name="P8">e = c + d</text:p>
            <text:p text:style-name="P8">print(e)</text:p>
          </table:table-cell>
          <table:table-cell table:style-name="Tableau1.C10" office:value-type="string">
            <text:p text:style-name="P7"/>
          </table:table-cell>
        </table:table-row>
      </table:table>
      <text:p text:style-name="Standard"/>
      <text:h text:style-name="P9" text:outline-level="2">Exercice 2 – <text:span text:style-name="T4">Entrée</text:span></text:h>
      <text:p text:style-name="P10">Évaluer les expressions suivantes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>Expression</text:p>
          </table:table-cell>
          <table:table-cell table:style-name="Tableau2.C1" office:value-type="string">
            <text:p text:style-name="P11"><text:span text:style-name="T4">Réponse</text:span> </text:p>
          </table:table-cell>
        </table:table-row>
        <table:table-row>
          <table:table-cell table:style-name="Tableau2.A2" office:value-type="string">
            <text:p text:style-name="P5">1</text:p>
          </table:table-cell>
          <table:table-cell table:style-name="Tableau2.B2" office:value-type="string">
            <text:p text:style-name="P12"># Est-ce que le code est valide ?</text:p>
            <text:p text:style-name="P12">x = int(input)</text:p>
          </table:table-cell>
          <table:table-cell table:style-name="Tableau2.C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2</text:p>
          </table:table-cell>
          <table:table-cell table:style-name="Tableau2.B2" office:value-type="string">
            <text:p text:style-name="P12"># Est-ce que le code est valide ?</text:p>
            <text:p text:style-name="P12">x = int("input")</text:p>
          </table:table-cell>
          <table:table-cell table:style-name="Tableau2.C3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3</text:p>
          </table:table-cell>
          <table:table-cell table:style-name="Tableau2.B2" office:value-type="string">
            <text:p text:style-name="P12"># Est-ce que le code est valide ?</text:p>
            <text:p text:style-name="P12">x = input(int())</text:p>
          </table:table-cell>
          <table:table-cell table:style-name="Tableau2.C4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4</text:p>
          </table:table-cell>
          <table:table-cell table:style-name="Tableau2.B5" office:value-type="string">
            <text:p text:style-name="P14"><text:span text:style-name="T4"># </text:span>Quel est le type de la variable <text:span text:style-name="Source_20_Text">x</text:span>. </text:p>
            <text:p text:style-name="P14"><text:span text:style-name="T4"># </text:span>L'utilisateur a saisi la valeur <text:span text:style-name="Source_20_Text">20</text:span>.</text:p>
            <text:p text:style-name="P14">x = input()</text:p>
          </table:table-cell>
          <table:table-cell table:style-name="Tableau2.C5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5</text:p>
          </table:table-cell>
          <table:table-cell table:style-name="Tableau2.B5" office:value-type="string">
            <text:p text:style-name="P6"># Quel est le type de la variable x.</text:p>
            <text:p text:style-name="P6"># L'utilisateur a saisi la lettre N.</text:p>
            <text:p text:style-name="P6">x = input() == "O"</text:p>
          </table:table-cell>
          <table:table-cell table:style-name="Tableau2.C6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6</text:p>
          </table:table-cell>
          <table:table-cell table:style-name="Tableau2.B7" office:value-type="string">
            <text:p text:style-name="P12"># Quel est le type de la variable x.</text:p>
            <text:p text:style-name="P12"># L'utilisateur a saisi la valeur 45.</text:p>
            <text:p text:style-name="P12">x = int(input())</text:p>
          </table:table-cell>
          <table:table-cell table:style-name="Tableau2.C7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7</text:p>
          </table:table-cell>
          <table:table-cell table:style-name="Tableau2.B2" office:value-type="string">
            <text:p text:style-name="P12"># Quel est le type de la variable x.</text:p>
            <text:p text:style-name="P12"># L'utilisateur a saisi la valeur 20.</text:p>
            <text:p text:style-name="P12">x = int(input()) / 5</text:p>
          </table:table-cell>
          <table:table-cell table:style-name="Tableau2.C8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8</text:p>
          </table:table-cell>
          <table:table-cell table:style-name="Tableau2.B9" office:value-type="string">
            <text:p text:style-name="P12"># Quel est le type de la variable x.</text:p>
            <text:p text:style-name="P12"># L'utilisateur a saisi la valeur 12.5</text:p>
            <text:p text:style-name="P12">x = int(float(input()))</text:p>
          </table:table-cell>
          <table:table-cell table:style-name="Tableau2.C9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9</text:p>
          </table:table-cell>
          <table:table-cell table:style-name="Tableau2.B2" office:value-type="string">
            <text:p text:style-name="P12"># Quel est le type de la variable x.</text:p>
            <text:p text:style-name="P12"># L'utilisateur a saisi la valeur 20.0</text:p>
            <text:p text:style-name="P12">x = input(int())</text:p>
          </table:table-cell>
          <table:table-cell table:style-name="Tableau2.C10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5">10</text:p>
          </table:table-cell>
          <table:table-cell table:style-name="Tableau2.B11" office:value-type="string">
            <text:p text:style-name="P12"># Quel est le type de la variable x.</text:p>
            <text:p text:style-name="P12"># L'utilisateur a saisi la valeur 20.0</text:p>
            <text:p text:style-name="P12">x = 0.0 &lt;= float(input()) &lt; 20.0</text:p>
          </table:table-cell>
          <table:table-cell table:style-name="Tableau2.C11" office:value-type="string">
            <text:p text:style-name="P13"/>
          </table:table-cell>
        </table:table-row>
      </table:table>
      <text:p text:style-name="Standard"/>
      <text:h text:style-name="P9" text:outline-level="2">Exercice 3 – Type Caractère</text:h>
      <text:p text:style-name="P15">Évaluer les expressions suivantes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Expression</text:p>
          </table:table-cell>
          <table:table-cell table:style-name="Tableau3.C1" office:value-type="string">
            <text:p text:style-name="P16"><text:span text:style-name="T4">Affichage</text:span> </text:p>
          </table:table-cell>
        </table:table-row>
        <table:table-row>
          <table:table-cell table:style-name="Tableau3.A2" office:value-type="string">
            <text:p text:style-name="P17">1</text:p>
          </table:table-cell>
          <table:table-cell table:style-name="Tableau3.A2" office:value-type="string">
            <text:p text:style-name="P18">print(chr(72) + chr(73) + chr(53))</text:p>
          </table:table-cell>
          <table:table-cell table:style-name="Tableau3.C2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17">2</text:p>
          </table:table-cell>
          <table:table-cell table:style-name="Tableau3.A2" office:value-type="string">
            <text:p text:style-name="P20">print(ord("7") + ord("m") + ord("I"))</text:p>
          </table:table-cell>
          <table:table-cell table:style-name="Tableau3.C3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17">3</text:p>
          </table:table-cell>
          <table:table-cell table:style-name="Tableau3.A2" office:value-type="string">
            <text:p text:style-name="P20">print(chr(ord("N") + 32))</text:p>
          </table:table-cell>
          <table:table-cell table:style-name="Tableau3.C4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17">4</text:p>
          </table:table-cell>
          <table:table-cell table:style-name="Tableau3.A2" office:value-type="string">
            <text:p text:style-name="P20">print(chr(ord("n") - 32))</text:p>
          </table:table-cell>
          <table:table-cell table:style-name="Tableau3.C5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17">5</text:p>
          </table:table-cell>
          <table:table-cell table:style-name="Tableau3.A2" office:value-type="string">
            <text:p text:style-name="P20">print(chr((ord("S") - 65 + 13) % 26+65))</text:p>
          </table:table-cell>
          <table:table-cell table:style-name="Tableau3.C6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17">6</text:p>
          </table:table-cell>
          <table:table-cell table:style-name="Tableau3.B7" office:value-type="string">
            <text:p text:style-name="P20">print(ord("f") % 32, </text:p>
            <text:p text:style-name="P20"><text:s text:c="6"/>ord("i") % 32, </text:p>
            <text:p text:style-name="P20"><text:s text:c="6"/>ord("n") % 32, </text:p>
            <text:p text:style-name="P20"><text:s text:c="6"/>ord("e") % 32)</text:p>
          </table:table-cell>
          <table:table-cell table:style-name="Tableau3.C7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17">7</text:p>
          </table:table-cell>
          <table:table-cell table:style-name="Tableau3.A2" office:value-type="string">
            <text:p text:style-name="P20">print(chr((ord("0")+ord("6"))//2)=="3")</text:p>
          </table:table-cell>
          <table:table-cell table:style-name="Tableau3.C8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17">8</text:p>
          </table:table-cell>
          <table:table-cell table:style-name="Tableau3.A2" office:value-type="string">
            <text:p text:style-name="P20">print(chr(48+1) + chr(48+6) + chr(48-2)+</text:p>
            <text:p text:style-name="P20"><text:s text:c="6"/>chr(48+2) + chr(48+5))</text:p>
          </table:table-cell>
          <table:table-cell table:style-name="Tableau3.C9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17">9</text:p>
          </table:table-cell>
          <table:table-cell table:style-name="Tableau3.B10" office:value-type="string">
            <text:p text:style-name="P20">print("101(2) =", </text:p>
            <text:p text:style-name="P20"><text:s text:c="6"/>(ord("1") - 48) * 4 + </text:p>
            <text:p text:style-name="P20"><text:s text:c="6"/>(ord("0") - 48) * 2 + </text:p>
            <text:p text:style-name="P20"><text:s text:c="6"/>(ord("1") - 48)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0</text:p>
          </table:table-cell>
          <table:table-cell table:style-name="Tableau3.A2" office:value-type="string">
            <text:p text:style-name="P20">print("A" &gt;= "B" or "x" &gt; "X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1</text:p>
          </table:table-cell>
          <table:table-cell table:style-name="Tableau3.A2" office:value-type="string">
            <text:p text:style-name="P20">print("a" &lt; "A" or "a" &gt; "Z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2</text:p>
          </table:table-cell>
          <table:table-cell table:style-name="Tableau3.A2" office:value-type="string">
            <text:p text:style-name="P20">print("a" &gt;= "A" and "a" &lt;= "Z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3</text:p>
          </table:table-cell>
          <table:table-cell table:style-name="Tableau3.A2" office:value-type="string">
            <text:p text:style-name="P20">print("Z" &gt;= "X" &gt;= "A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4</text:p>
          </table:table-cell>
          <table:table-cell table:style-name="Tableau3.A2" office:value-type="string">
            <text:p text:style-name="P20">print(("A" &gt;= "a") == ("B" &gt;= "b")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5</text:p>
          </table:table-cell>
          <table:table-cell table:style-name="Tableau3.A2" office:value-type="string">
            <text:p text:style-name="P22"># L'utilisateur a saisi la valeur "5"</text:p>
            <text:p text:style-name="P22">print("3"&gt;=input("<text:span text:style-name="T5">C</text:span>hoix [1, 3]? ")&gt;="1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6</text:p>
          </table:table-cell>
          <table:table-cell table:style-name="Tableau3.A2" office:value-type="string">
            <text:p text:style-name="P22"># L'utilisateur a saisi la valeur "2"</text:p>
            <text:p text:style-name="P22">print("3"&gt;=input("<text:span text:style-name="T5">C</text:span>hoix [1, 3]? ")&gt;="1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1">17</text:p>
          </table:table-cell>
          <table:table-cell table:style-name="Tableau3.A2" office:value-type="string">
            <text:p text:style-name="P23"># L'utilisateur a saisi la valeur "<text:span text:style-name="T5">G</text:span>"</text:p>
            <text:p text:style-name="P22">genre = input("Garçon ou Fille (G/F) ?")</text:p>
            <text:p text:style-name="P22">print(genre == "G" or genre == "F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4">18</text:p>
          </table:table-cell>
          <table:table-cell table:style-name="Tableau3.A2" office:value-type="string">
            <text:p text:style-name="P23"># L'utilisateur a saisi la valeur "<text:span text:style-name="T5">f</text:span>"</text:p>
            <text:p text:style-name="P23">genre = input("Garçon ou Fille (G/F) ?")</text:p>
            <text:p text:style-name="P23">print(genre == "G" or genre == "F")</text:p>
          </table:table-cell>
          <table:table-cell table:style-name="Tableau3.C10" office:value-type="string">
            <text:p text:style-name="P19"/>
          </table:table-cell>
        </table:table-row>
        <table:table-row table:style-name="Tableau3.7">
          <table:table-cell table:style-name="Tableau3.A2" office:value-type="string">
            <text:p text:style-name="P24">19</text:p>
          </table:table-cell>
          <table:table-cell table:style-name="Tableau3.A2" office:value-type="string">
            <text:p text:style-name="P23"># L'utilisateur a saisi la valeur "<text:span text:style-name="T5">F</text:span>"</text:p>
            <text:p text:style-name="P23">genre = input("Garçon ou Fille (G/F) ?")</text:p>
            <text:p text:style-name="P23">print(genre == "G" <text:span text:style-name="T5">and</text:span> genre == "F")</text:p>
          </table:table-cell>
          <table:table-cell table:style-name="Tableau3.C10" office:value-type="string">
            <text:p text:style-name="P19"/>
          </table:table-cell>
        </table:table-row>
      </table:table>
      <text:p text:style-name="Standard"/>
      <text:h text:style-name="P9" text:outline-level="2">Exercice 4 – Réels et Entiers</text:h>
      <text:p text:style-name="P25">Évaluer les expressions suivantes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6"/>
            </table:table-cell>
            <table:table-cell table:style-name="Tableau4.A1" office:value-type="string">
              <text:p text:style-name="P26">Expression</text:p>
            </table:table-cell>
            <table:table-cell table:style-name="Tableau4.C1" office:value-type="string">
              <text:p text:style-name="P26"><text:span text:style-name="T4">Affichage</text:span> </text:p>
            </table:table-cell>
          </table:table-row>
        </table:table-header-rows>
        <table:table-row>
          <table:table-cell table:style-name="Tableau4.A2" office:value-type="string">
            <text:p text:style-name="P27">1</text:p>
          </table:table-cell>
          <table:table-cell table:style-name="Tableau4.A2" office:value-type="string">
            <text:p text:style-name="P28">print(10 // 2 == 10 / 2)</text:p>
          </table:table-cell>
          <table:table-cell table:style-name="Tableau4.C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7">2</text:p>
          </table:table-cell>
          <table:table-cell table:style-name="Tableau4.A2" office:value-type="string">
            <text:p text:style-name="P30">print(10 // 3 == 10 / 3)</text:p>
          </table:table-cell>
          <table:table-cell table:style-name="Tableau4.C3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7">3</text:p>
          </table:table-cell>
          <table:table-cell table:style-name="Tableau4.A2" office:value-type="string">
            <text:p text:style-name="P30">print(str(10 // 2) == str(10 / 2))</text:p>
          </table:table-cell>
          <table:table-cell table:style-name="Tableau4.C4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30">print(int(10 // 3) == int(10 / 3))</text:p>
          </table:table-cell>
          <table:table-cell table:style-name="Tableau4.C5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7">5</text:p>
          </table:table-cell>
          <table:table-cell table:style-name="Tableau4.A2" office:value-type="string">
            <text:p text:style-name="P30">a = 7 ; b = 5</text:p>
            <text:p text:style-name="P30">c = (a + b + abs(a - b)) // 2</text:p>
            <text:p text:style-name="P30">print(c)</text:p>
          </table:table-cell>
          <table:table-cell table:style-name="Tableau4.C6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7">6</text:p>
          </table:table-cell>
          <table:table-cell table:style-name="Tableau4.B7" office:value-type="string">
            <text:p text:style-name="P30">t = 17</text:p>
            <text:p text:style-name="P30">c = 3</text:p>
            <text:p text:style-name="P30">nb = t // c + (t % c &gt; 0)</text:p>
            <text:p text:style-name="P30">print(nb)</text:p>
          </table:table-cell>
          <table:table-cell table:style-name="Tableau4.C7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7">7</text:p>
          </table:table-cell>
          <table:table-cell table:style-name="Tableau4.A2" office:value-type="string">
            <text:p text:style-name="P30">v = 173</text:p>
            <text:p text:style-name="P30">u = v % 10</text:p>
            <text:p text:style-name="P30">d = (v // 10) % 10</text:p>
            <text:p text:style-name="P30">c = (v // 100) % 10</text:p>
            <text:p text:style-name="P30">v1 = u * 100 + d * 10 + c</text:p>
            <text:p text:style-name="P30">print(v1)</text:p>
          </table:table-cell>
          <table:table-cell table:style-name="Tableau4.C8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7">8</text:p>
          </table:table-cell>
          <table:table-cell table:style-name="Tableau4.A2" office:value-type="string">
            <text:p text:style-name="P30">v = 5162</text:p>
            <text:p text:style-name="P30">h = v // 3600</text:p>
            <text:p text:style-name="P30">m = (v % 3600) // 60</text:p>
            <text:p text:style-name="P30">s = v % 60</text:p>
            <text:p text:style-name="P30">print(h, m, s)</text:p>
          </table:table-cell>
          <table:table-cell table:style-name="Tableau4.C9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7">9</text:p>
          </table:table-cell>
          <table:table-cell table:style-name="Tableau4.B10" office:value-type="string">
            <text:p text:style-name="P31">from math import sqrt</text:p>
            <text:p text:style-name="P30">a = 3.0 ; b = 4.0</text:p>
            <text:p text:style-name="P30">c = <text:span text:style-name="T5">sqrt</text:span>(a * <text:span text:style-name="T5">a</text:span> + b * <text:span text:style-name="T5">b</text:span>)</text:p>
            <text:p text:style-name="P30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0</text:p>
          </table:table-cell>
          <table:table-cell table:style-name="Tableau4.A2" office:value-type="string">
            <text:p text:style-name="P30"><text:span text:style-name="T5">x</text:span> = 1 / 2 + 3 * 4 - 5**2 + -1 ** 9 / 2</text:p>
            <text:p text:style-name="P31">print(x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1</text:p>
          </table:table-cell>
          <table:table-cell table:style-name="Tableau4.A2" office:value-type="string">
            <text:p text:style-name="P30">x = 3+4/5-6*7**2</text:p>
            <text:p text:style-name="P30">print(x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2</text:p>
          </table:table-cell>
          <table:table-cell table:style-name="Tableau4.A2" office:value-type="string">
            <text:p text:style-name="P30">print(round(1 / 3, 2) == (1 / 3)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3</text:p>
          </table:table-cell>
          <table:table-cell table:style-name="Tableau4.A2" office:value-type="string">
            <text:p text:style-name="P30">a = 5</text:p>
            <text:p text:style-name="P30">a = 20</text:p>
            <text:p text:style-name="P30">a = 3</text:p>
            <text:p text:style-name="P30">print(a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4</text:p>
          </table:table-cell>
          <table:table-cell table:style-name="Tableau4.A2" office:value-type="string">
            <text:p text:style-name="P30">a = 7</text:p>
            <text:p text:style-name="P30">b = 5</text:p>
            <text:p text:style-name="P30">c = (a &lt; b) * a + (a &gt;= b) * b</text:p>
            <text:p text:style-name="P30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5</text:p>
          </table:table-cell>
          <table:table-cell table:style-name="Tableau4.A2" office:value-type="string">
            <text:p text:style-name="P23">c = (22 % 3) == (17 % 4)</text:p>
            <text:p text:style-name="P23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2">16</text:p>
          </table:table-cell>
          <table:table-cell table:style-name="Tableau4.A2" office:value-type="string">
            <text:p text:style-name="P33">a = 29</text:p>
            <text:p text:style-name="P33">c = (a % 2 != 0) and (a % 3 != 0) and (a % 5 != 0)</text:p>
            <text:p text:style-name="P33">print(a, "est premier ?", c)</text:p>
          </table:table-cell>
          <table:table-cell table:style-name="Tableau4.C10" office:value-type="string">
            <text:p text:style-name="P29"/>
          </table:table-cell>
        </table:table-row>
        <text:soft-page-break/>
        <table:table-row table:style-name="Tableau4.7">
          <table:table-cell table:style-name="Tableau4.A2" office:value-type="string">
            <text:p text:style-name="P32">17</text:p>
          </table:table-cell>
          <table:table-cell table:style-name="Tableau4.A2" office:value-type="string">
            <text:p text:style-name="P23">a = 19</text:p>
            <text:p text:style-name="P23">c = -a % 3</text:p>
            <text:p text:style-name="P23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4">18</text:p>
          </table:table-cell>
          <table:table-cell table:style-name="Tableau4.A2" office:value-type="string">
            <text:p text:style-name="P34"># donner une instruction qui permet de</text:p>
            <text:p text:style-name="P34"># retrouver la valeur maximale de a et b</text:p>
            <text:p text:style-name="P23">a = 7</text:p>
            <text:p text:style-name="P23">b = 5</text:p>
            <text:p text:style-name="P23">c = ?</text:p>
            <text:p text:style-name="P23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24">19</text:p>
          </table:table-cell>
          <table:table-cell table:style-name="Tableau4.A2" office:value-type="string">
            <text:p text:style-name="P34"># donner une instruction qui permet de</text:p>
            <text:p text:style-name="P34"># vérifier si a est divisible par 7</text:p>
            <text:p text:style-name="P23">a = 12</text:p>
            <text:p text:style-name="P23">c = ?</text:p>
            <text:p text:style-name="P23">print(c)</text:p>
          </table:table-cell>
          <table:table-cell table:style-name="Tableau4.C10" office:value-type="string">
            <text:p text:style-name="P29"/>
          </table:table-cell>
        </table:table-row>
        <table:table-row table:style-name="Tableau4.7">
          <table:table-cell table:style-name="Tableau4.A2" office:value-type="string">
            <text:p text:style-name="P35">20</text:p>
          </table:table-cell>
          <table:table-cell table:style-name="Tableau4.A2" office:value-type="string">
            <text:p text:style-name="P34"># donner une instruction qui permet de</text:p>
            <text:p text:style-name="P34"># calculer la moyenne d'un élève</text:p>
            <text:p text:style-name="P34"># les deux notes sont coefficient 1.0</text:p>
            <text:p text:style-name="P34">ng = 13.0</text:p>
            <text:p text:style-name="P34">ds = 11.5</text:p>
            <text:p text:style-name="P34">moy = ?</text:p>
            <text:p text:style-name="P34">print(moy)</text:p>
          </table:table-cell>
          <table:table-cell table:style-name="Tableau4.C10" office:value-type="string">
            <text:p text:style-name="P29"/>
          </table:table-cell>
        </table:table-row>
      </table:table>
      <text:h text:style-name="P36" text:outline-level="2">Exercice 5 – Chaînes</text:h>
      <text:p text:style-name="P37">Évaluer les expressions suivantes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38"/>
            </table:table-cell>
            <table:table-cell table:style-name="Tableau5.A1" office:value-type="string">
              <text:p text:style-name="P38">Expression</text:p>
            </table:table-cell>
            <table:table-cell table:style-name="Tableau5.C1" office:value-type="string">
              <text:p text:style-name="P38"><text:span text:style-name="T6">Réponse</text:span> 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1</text:p>
          </table:table-cell>
          <table:table-cell table:style-name="Tableau5.A2" office:value-type="string">
            <text:p text:style-name="P40"><text:span text:style-name="T6"># </text:span>Quel est le type de la variable c ?</text:p>
            <text:p text:style-name="P40"><text:span text:style-name="T6"># </text:span>Quel<text:span text:style-name="T6">le</text:span> est l<text:span text:style-name="T6">a</text:span> <text:span text:style-name="T6">valeur</text:span> de c ?</text:p>
            <text:p text:style-name="P40">a = 20 ; b = 2<text:span text:style-name="T6">4</text:span></text:p>
            <text:p text:style-name="P40">c = str(a) + str(b)</text:p>
          </table:table-cell>
          <table:table-cell table:style-name="Tableau5.C2" office:value-type="string">
            <text:p text:style-name="P41"/>
          </table:table-cell>
        </table:table-row>
        <table:table-row table:style-name="Tableau5.1">
          <table:table-cell table:style-name="Tableau5.A2" office:value-type="string">
            <text:p text:style-name="P39">2</text:p>
          </table:table-cell>
          <table:table-cell table:style-name="Tableau5.A2" office:value-type="string">
            <text:p text:style-name="P40"><text:span text:style-name="T6"># </text:span>Quel est le type <text:span text:style-name="T6">et la valeur de c</text:span></text:p>
            <text:p text:style-name="P40">a = 20 ; b = 2<text:span text:style-name="T6">4</text:span></text:p>
            <text:p text:style-name="P40">c = str(a + b)</text:p>
          </table:table-cell>
          <table:table-cell table:style-name="Tableau5.C3" office:value-type="string">
            <text:p text:style-name="P41"/>
          </table:table-cell>
        </table:table-row>
        <table:table-row table:style-name="Tableau5.1">
          <table:table-cell table:style-name="Tableau5.A2" office:value-type="string">
            <text:p text:style-name="P39">3</text:p>
          </table:table-cell>
          <table:table-cell table:style-name="Tableau5.A2" office:value-type="string">
            <text:p text:style-name="P40"><text:span text:style-name="T6"># </text:span>Quel est le type <text:span text:style-name="T6">et la valeur de c</text:span></text:p>
            <text:p text:style-name="P40">a = "202<text:span text:style-name="T6">4</text:span>"</text:p>
            <text:p text:style-name="P40">c = a + str(len(a))</text:p>
          </table:table-cell>
          <table:table-cell table:style-name="Tableau5.C4" office:value-type="string">
            <text:p text:style-name="P41"/>
          </table:table-cell>
        </table:table-row>
        <table:table-row table:style-name="Tableau5.1">
          <table:table-cell table:style-name="Tableau5.A2" office:value-type="string">
            <text:p text:style-name="P39">4</text:p>
          </table:table-cell>
          <table:table-cell table:style-name="Tableau5.A2" office:value-type="string">
            <text:p text:style-name="P40"><text:span text:style-name="T6"># </text:span>Quel est le type <text:span text:style-name="T6">et la valeur de c</text:span></text:p>
            <text:p text:style-name="P40">a = 75 ; b = 33</text:p>
            <text:p text:style-name="P40">c = len(str(a + b))</text:p>
          </table:table-cell>
          <table:table-cell table:style-name="Tableau5.C5" office:value-type="string">
            <text:p text:style-name="P41"/>
          </table:table-cell>
        </table:table-row>
        <table:table-row table:style-name="Tableau5.1"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42"># Quelle est la valeur de la variable b</text:p>
            <text:p text:style-name="P42">a = "Beau jour"</text:p>
            <text:p text:style-name="P42">b = a[:5]</text:p>
          </table:table-cell>
          <table:table-cell table:style-name="Tableau5.C6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39">6</text:p>
          </table:table-cell>
          <table:table-cell table:style-name="Tableau5.B7" office:value-type="string">
            <text:p text:style-name="P43"><text:span text:style-name="T6"># </text:span>Quelle est la valeur à affecter à </text:p>
            <text:p text:style-name="P43"><text:span text:style-name="T6"># </text:span>b pour trouver le mot "Be"</text:p>
            <text:p text:style-name="P43">a = "Beau jour"</text:p>
            <text:p text:style-name="P43">b = ?</text:p>
            <text:p text:style-name="P43">c = a[:b]</text:p>
          </table:table-cell>
          <table:table-cell table:style-name="Tableau5.C7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39">7</text:p>
          </table:table-cell>
          <table:table-cell table:style-name="Tableau5.A2" office:value-type="string">
            <text:p text:style-name="P43"><text:span text:style-name="T6"># </text:span>Quelle est la valeur à affecter à </text:p>
            <text:p text:style-name="P43"><text:span text:style-name="T6"># </text:span>b pour trouver le mot "<text:span text:style-name="T6">jour</text:span>"</text:p>
            <text:p text:style-name="P43">a = "Beau jour"</text:p>
            <text:p text:style-name="P43">b = ?</text:p>
            <text:p text:style-name="P43">c = a[<text:span text:style-name="T6">b</text:span>:]</text:p>
          </table:table-cell>
          <table:table-cell table:style-name="Tableau5.C8" office:value-type="string">
            <text:p text:style-name="P41"/>
          </table:table-cell>
        </table:table-row>
        <text:soft-page-break/>
        <table:table-row table:style-name="Tableau5.7">
          <table:table-cell table:style-name="Tableau5.A2" office:value-type="string">
            <text:p text:style-name="P39">8</text:p>
          </table:table-cell>
          <table:table-cell table:style-name="Tableau5.A2" office:value-type="string">
            <text:p text:style-name="P43"># Quelle est la valeur à affecter à </text:p>
            <text:p text:style-name="P43"># b pour trouver le mot "<text:span text:style-name="T6">do it!</text:span>"</text:p>
            <text:p text:style-name="P43">a = "Yes You can do it!"</text:p>
            <text:p text:style-name="P43">b = ?</text:p>
            <text:p text:style-name="P43">c = a[12:b]</text:p>
          </table:table-cell>
          <table:table-cell table:style-name="Tableau5.C9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39">9</text:p>
          </table:table-cell>
          <table:table-cell table:style-name="Tableau5.B10" office:value-type="string">
            <text:p text:style-name="P42"># Quel est le couple de valeurs </text:p>
            <text:p text:style-name="P42"># qui permet d'obtenir le mot "You can"</text:p>
            <text:p text:style-name="P42">a = "Yes You can do it!"</text:p>
            <text:p text:style-name="P42">c = a[?:?]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0</text:p>
          </table:table-cell>
          <table:table-cell table:style-name="Tableau5.A2" office:value-type="string">
            <text:p text:style-name="P45"># Quel est le couple de valeurs </text:p>
            <text:p text:style-name="P45"># qui permet d'obtenir le mot "You can"</text:p>
            <text:p text:style-name="P42"># tout en utilisant la valeur de b</text:p>
            <text:p text:style-name="P45">a = "Yes You can do it!"</text:p>
            <text:p text:style-name="P45">b = len("yes ")</text:p>
            <text:p text:style-name="P45">c = a[?:?]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1</text:p>
          </table:table-cell>
          <table:table-cell table:style-name="Tableau5.A2" office:value-type="string">
            <text:p text:style-name="P46"># Quelle est l'instruction qui permet</text:p>
            <text:p text:style-name="P46"># de retrouver la position de "y"</text:p>
            <text:p text:style-name="P46"># dans la phrase</text:p>
            <text:p text:style-name="P46">a = "Thank you"</text:p>
            <text:p text:style-name="P46">p = ?</text:p>
            <text:p text:style-name="P46">print(p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2</text:p>
          </table:table-cell>
          <table:table-cell table:style-name="Tableau5.A2" office:value-type="string">
            <text:p text:style-name="P46"># Quel est le résultat du code suivant</text:p>
            <text:p text:style-name="P46">a = "I hope you the best"</text:p>
            <text:p text:style-name="P46">print(a[-11]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3</text:p>
          </table:table-cell>
          <table:table-cell table:style-name="Tableau5.A2" office:value-type="string">
            <text:p text:style-name="P46"># Quel est la valeur et le type de c</text:p>
            <text:p text:style-name="P46">a = "AzizA"</text:p>
            <text:p text:style-name="P46">c = a[0] == a[-1] and a[1] == a[-2]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4</text:p>
          </table:table-cell>
          <table:table-cell table:style-name="Tableau5.A2" office:value-type="string">
            <text:p text:style-name="P46"># Compléter pour obtenir l'affichage</text:p>
            <text:p text:style-name="P46"># Sobhi a perdu 10DT</text:p>
            <text:p text:style-name="P46">n = "Sobhi"</text:p>
            <text:p text:style-name="P46">m = 10</text:p>
            <text:p text:style-name="P46">msg = ?</text:p>
            <text:p text:style-name="P46">print(msg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5</text:p>
          </table:table-cell>
          <table:table-cell table:style-name="Tableau5.A2" office:value-type="string">
            <text:p text:style-name="P46"># Quel est la valeur et le type de c</text:p>
            <text:p text:style-name="P46">c = "15" &gt; "9"</text:p>
            <text:p text:style-name="P46">print(c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6</text:p>
          </table:table-cell>
          <table:table-cell table:style-name="Tableau5.A2" office:value-type="string">
            <text:p text:style-name="P47"># Compléter pour obtenir la phrase</text:p>
            <text:p text:style-name="P47"># Amine mange le chocolat</text:p>
            <text:p text:style-name="P47">mot = "mange"</text:p>
            <text:p text:style-name="P47">ph = "Amine le chocolat"</text:p>
            <text:p text:style-name="P47">msg = ?</text:p>
            <text:p text:style-name="P47">print(msg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4">17</text:p>
          </table:table-cell>
          <table:table-cell table:style-name="Tableau5.A2" office:value-type="string">
            <text:p text:style-name="P46"># Supprimer le mot de la phrase ph</text:p>
            <text:p text:style-name="P46"># tout en utilisant pm et lm</text:p>
            <text:p text:style-name="P46">mot = ", avec sa quille,"</text:p>
            <text:p text:style-name="P46">ph = "Le navire, avec sa quille, labeure à grand bruit le champ des mers"</text:p>
            <text:p text:style-name="P46">pm = ph.find(mot)</text:p>
            <text:p text:style-name="P46">lm = len(mot)</text:p>
            <text:p text:style-name="P46">ph = ?</text:p>
            <text:p text:style-name="P46">print(ph)</text:p>
          </table:table-cell>
          <table:table-cell table:style-name="Tableau5.C10" office:value-type="string">
            <text:p text:style-name="P41"/>
          </table:table-cell>
        </table:table-row>
        <text:soft-page-break/>
        <table:table-row table:style-name="Tableau5.7">
          <table:table-cell table:style-name="Tableau5.A2" office:value-type="string">
            <text:p text:style-name="P48">18</text:p>
          </table:table-cell>
          <table:table-cell table:style-name="Tableau5.A2" office:value-type="string">
            <text:p text:style-name="P46"># Remplacer le mot jour par soleil</text:p>
            <text:p text:style-name="P46"># dans la phrase suivante</text:p>
            <text:p text:style-name="P46">mot = "jour"</text:p>
            <text:p text:style-name="P46">ph = "Le jour se lève."</text:p>
            <text:p text:style-name="P46">ph1 = ?</text:p>
            <text:p text:style-name="P46">print(ph1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8">19</text:p>
          </table:table-cell>
          <table:table-cell table:style-name="Tableau5.A2" office:value-type="string">
            <text:p text:style-name="P46"># évaluer les expressions</text:p>
            <text:p text:style-name="P46">a = str(2 / 7)</text:p>
            <text:p text:style-name="P46">b = a[:8]</text:p>
            <text:p text:style-name="P46">c = b.isdigit()</text:p>
            <text:p text:style-name="P46">print(c)</text:p>
          </table:table-cell>
          <table:table-cell table:style-name="Tableau5.C10" office:value-type="string">
            <text:p text:style-name="P41"/>
          </table:table-cell>
        </table:table-row>
        <table:table-row table:style-name="Tableau5.7">
          <table:table-cell table:style-name="Tableau5.A2" office:value-type="string">
            <text:p text:style-name="P49">20</text:p>
          </table:table-cell>
          <table:table-cell table:style-name="Tableau5.A2" office:value-type="string">
            <text:p text:style-name="P46"># évaluer les expressions</text:p>
            <text:p text:style-name="P46">a = str(2 / 7)</text:p>
            <text:p text:style-name="P46">c = int(a[2:8]) – int(a[8:14])</text:p>
            <text:p text:style-name="P46">print(c)</text:p>
          </table:table-cell>
          <table:table-cell table:style-name="Tableau5.C21" office:value-type="string">
            <text:p text:style-name="P41"/>
          </table:table-cell>
        </table:table-row>
      </table:table>
      <text:h text:style-name="P36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4</text:page-number><text:s/>/ <text:page-count>7</text:page-count></text:p>
      </style:footer>
      <style:footer-first>
        <text:p text:style-name="MP2"><text:span text:style-name="MT1">Page </text:span><text:page-number text:select-page="current">1</text:page-number><text:s/>/ <text:page-count>7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ba1ade199f7ddbf4fb3017cb0eca80039ce469a</meta:generator>
    <dc:title>BookAntiqua Modèle</dc:title>
    <meta:creation-date>2023-09-24T11:51:00Z</meta:creation-date>
    <dc:date>2024-09-30T07:04:40.237909795</dc:date>
    <meta:editing-cycles>13</meta:editing-cycles>
    <meta:editing-duration>PT2H9M17S</meta:editing-duration>
    <meta:document-statistic meta:table-count="5" meta:image-count="0" meta:object-count="0" meta:page-count="7" meta:paragraph-count="347" meta:word-count="1386" meta:character-count="5756" meta:non-whitespace-character-count="4651"/>
    <meta:template xlink:type="simple" xlink:actuate="onRequest" xlink:title="" xlink:href="./BookAntiqua%20Modèle.ott"/>
  </office:meta>
</office:document-meta>
</file>